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mm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mm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Amount</text:p>
          </table:table-cell>
          <table:table-cell table:style-name="ce4" office:value-type="string" calcext:value-type="string">
            <text:p>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47" calcext:value-type="currency">
            <text:p>$1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75" calcext:value-type="currency">
            <text:p>$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0.47" calcext:value-type="currency">
            <text:p>$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iny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74" calcext:value-type="currency">
            <text:p>$1.74</text:p>
          </table:table-cell>
          <table:table-cell/>
          <table:table-cell table:style-name="ce6" office:value-type="string" calcext:value-type="string">
            <text:p>PCB</text:p>
          </table:table-cell>
          <table:table-cell office:value-type="currency" office:currency="CAD" office:value="2.4" calcext:value-type="currency">
            <text:p>$2.40</text:p>
          </table:table-cell>
        </table:table-row>
        <table:table-row table:style-name="ro1">
          <table:table-cell office:value-type="string" calcext:value-type="string">
            <text:p>Piezo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.94" calcext:value-type="currency">
            <text:p>$2.94</text:p>
          </table:table-cell>
          <table:table-cell/>
          <table:table-cell table:style-name="ce6" office:value-type="string" calcext:value-type="string">
            <text:p>Parts</text:p>
          </table:table-cell>
          <table:table-cell table:formula="of:=SUM(([.B2]*[.C2])+([.B3]*[.C3])+([.B4]*[.C4])+([.B5]*[.C5])+([.B6]*[.C6])+([.B7]*[.C7]))" office:value-type="currency" office:currency="CAD" office:value="8.46" calcext:value-type="currency">
            <text:p>$8.46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table:style-name="ce7" office:value-type="string" calcext:value-type="string">
            <text:p>Total</text:p>
          </table:table-cell>
          <table:table-cell table:formula="of:=SUM([.F5:.F6])" office:value-type="currency" office:currency="CAD" office:value="10.86" calcext:value-type="currency">
            <text:p>$10.86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48" calcext:value-type="currency">
            <text:p>$1.48</text:p>
          </table:table-cell>
          <table:table-cell/>
          <table:table-cell table:style-name="ce6" office:value-type="string" calcext:value-type="string">
            <text:p>w/Battery</text:p>
          </table:table-cell>
          <table:table-cell table:formula="of:=SUM([.F7]+[.C8])" office:value-type="currency" office:currency="CAD" office:value="12.34" calcext:value-type="currency">
            <text:p>$12.34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00-00-00</text:date>, <text:time style:data-style-name="N2" text:time-value="01:52:42.067263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7-07-08T01:05:51.608555629</meta:creation-date>
    <dc:date>2017-07-08T01:52:48.191787132</dc:date>
    <dc:creator>Chris </dc:creator>
    <meta:editing-duration>PT5M51S</meta:editing-duration>
    <meta:editing-cycles>5</meta:editing-cycles>
    <meta:generator>LibreOffice/5.1.6.2$Linux_X86_64 LibreOffice_project/10m0$Build-2</meta:generator>
    <meta:document-statistic meta:table-count="1" meta:cell-count="32" meta:object-count="0"/>
  </office:meta>
</office:document-meta>
</file>